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Rubrik1" style:master-page-name="MP0" style:family="paragraph">
      <style:paragraph-properties fo:break-before="page"/>
    </style:style>
    <style:style style:name="T2" style:parent-style-name="Standardstycketeckensnitt" style:family="text">
      <style:text-properties style:use-window-font-color="true" fo:font-size="20pt" style:font-size-asian="20pt" style:font-size-complex="20pt"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Ingetavstånd" style:family="paragraph">
      <style:text-properties fo:font-weight="bold" style:font-weight-asian="bold" fo:font-size="14pt" style:font-size-asian="14pt" style:font-size-complex="14pt" fo:language="en" fo:country="US"/>
    </style:style>
    <style:style style:name="P6" style:parent-style-name="Ingetavstånd" style:family="paragraph">
      <style:text-properties fo:font-size="14pt" style:font-size-asian="14pt" style:font-size-complex="14pt" fo:language="en" fo:country="US"/>
    </style:style>
    <style:style style:name="P7" style:parent-style-name="Ingetavstånd" style:family="paragraph">
      <style:text-properties fo:font-size="14pt" style:font-size-asian="14pt" style:font-size-complex="14pt" fo:language="en" fo:country="US"/>
    </style:style>
    <style:style style:name="P8" style:parent-style-name="Ingetavstånd" style:family="paragraph">
      <style:text-properties fo:font-size="14pt" style:font-size-asian="14pt" style:font-size-complex="14pt" fo:language="en" fo:country="US"/>
    </style:style>
    <style:style style:name="P9" style:parent-style-name="Ingetavstånd" style:family="paragraph">
      <style:text-properties fo:font-size="14pt" style:font-size-asian="14pt" style:font-size-complex="14pt" fo:language="en" fo:country="US"/>
    </style:style>
    <style:style style:name="P10" style:parent-style-name="Ingetavstånd" style:family="paragraph">
      <style:text-properties fo:font-size="14pt" style:font-size-asian="14pt" style:font-size-complex="14pt" fo:language="en" fo:country="US"/>
    </style:style>
    <style:style style:name="P11" style:parent-style-name="Ingetavstånd" style:family="paragraph">
      <style:text-properties fo:font-size="14pt" style:font-size-asian="14pt" style:font-size-complex="14pt" fo:language="en" fo:country="US"/>
    </style:style>
    <style:style style:name="P12" style:parent-style-name="Ingetavstånd" style:family="paragraph">
      <style:text-properties fo:font-size="14pt" style:font-size-asian="14pt" style:font-size-complex="14pt" fo:language="en" fo:country="US"/>
    </style:style>
    <style:style style:name="P13" style:parent-style-name="Ingetavstånd" style:family="paragraph">
      <style:text-properties fo:font-size="14pt" style:font-size-asian="14pt" style:font-size-complex="14pt" fo:language="en" fo:country="US"/>
    </style:style>
    <style:style style:name="P14" style:parent-style-name="Ingetavstånd" style:family="paragraph">
      <style:text-properties fo:font-weight="bold" style:font-weight-asian="bold" fo:font-size="14pt" style:font-size-asian="14pt" style:font-size-complex="14pt" fo:language="en" fo:country="US"/>
    </style:style>
    <style:style style:name="P15" style:parent-style-name="Ingetavstånd" style:family="paragraph">
      <style:text-properties fo:font-size="14pt" style:font-size-asian="14pt" style:font-size-complex="14pt" fo:language="en" fo:country="US"/>
    </style:style>
    <style:style style:name="P16" style:parent-style-name="Ingetavstånd" style:family="paragraph">
      <style:text-properties fo:font-size="14pt" style:font-size-asian="14pt" style:font-size-complex="14pt" fo:language="en" fo:country="US"/>
    </style:style>
    <style:style style:name="P17" style:parent-style-name="Ingetavstånd" style:family="paragraph">
      <style:text-properties fo:font-size="14pt" style:font-size-asian="14pt" style:font-size-complex="14pt" fo:language="en" fo:country="US"/>
    </style:style>
    <style:style style:name="P18" style:parent-style-name="Ingetavstånd" style:family="paragraph">
      <style:text-properties fo:font-size="14pt" style:font-size-asian="14pt" style:font-size-complex="14pt" fo:language="en" fo:country="US"/>
    </style:style>
    <style:style style:name="P19" style:parent-style-name="Ingetavstånd" style:family="paragraph">
      <style:text-properties fo:font-size="14pt" style:font-size-asian="14pt" style:font-size-complex="14pt" fo:language="en" fo:country="US"/>
    </style:style>
    <style:style style:name="P20" style:parent-style-name="Ingetavstånd" style:family="paragraph"/>
    <style:style style:name="T21" style:parent-style-name="Standardstycketeckensnitt" style:family="text">
      <style:text-properties fo:font-size="14pt" style:font-size-asian="14pt" style:font-size-complex="14pt" fo:language="en" fo:country="US"/>
    </style:style>
  </office:automatic-styles>
  <office:body>
    <office:text text:use-soft-page-breaks="true">
      <text:h text:style-name="P1" text:outline-level="1"><text:span text:style-name="T2">1 Kyu</text:span></text:h>
      <text:p text:style-name="P3"/>
      <text:p text:style-name="P4"/>
      <text:p text:style-name="P5">Hitoriwaza</text:p>
      <text:p text:style-name="P6"/>
      <text:list text:style-name="LFO1" text:continue-numbering="true">
        <text:list-item>
          <text:p text:style-name="P7">Two-hand bokken-exercises:</text:p>
        </text:list-item>
        <text:list-item>
          <text:p text:style-name="P8">Shomenuchi</text:p>
        </text:list-item>
        <text:list-item>
          <text:p text:style-name="P9">Tenshin</text:p>
        </text:list-item>
        <text:list-item>
          <text:p text:style-name="P10">Tsuki: (8 steps forward, 8 steps backward in chudan)</text:p>
        </text:list-item>
        <text:list-item>
          <text:p text:style-name="P11">Happogiri</text:p>
        </text:list-item>
        <text:list-item>
          <text:p text:style-name="P12">Jo 1</text:p>
        </text:list-item>
      </text:list>
      <text:p text:style-name="P13"/>
      <text:p text:style-name="P14">Kumiwaza/Tsuzukiwaza</text:p>
      <text:p text:style-name="P15"/>
      <text:list text:style-name="LFO2" text:continue-numbering="true">
        <text:list-item>
          <text:p text:style-name="P16">Tsuzukiwaza 14 (Suwariwaza)</text:p>
        </text:list-item>
        <text:list-item>
          <text:p text:style-name="P17">Tsuzukiwaza 16 (Handachi)</text:p>
        </text:list-item>
        <text:list-item>
          <text:p text:style-name="P18">Tsuzukiwaza 1 (Katatedori) or free</text:p>
        </text:list-item>
        <text:list-item>
          <text:p text:style-name="P19">Tsuzukiwaza 3 (Katatedori Ryotemochi) or free</text:p>
        </text:list-item>
        <text:list-item>
          <text:p text:style-name="P20"><text:span text:style-name="T21">Niningake (two men attack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Rubrik2" style:display-name="Rubrik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idhuvud" style:display-name="Sidhuvud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huvudChar" style:display-name="Sidhuvud Char" style:family="text" style:parent-style-name="Standardstycketeckensnitt"/>
    <style:style style:name="Sidfot" style:display-name="Sidfot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fotChar" style:display-name="Sidfot Char" style:family="text" style:parent-style-name="Standardstycketeckensnitt"/>
    <style:style style:name="apple-style-span" style:display-name="apple-style-span" style:family="text" style:parent-style-name="Standardstycketeckensnitt"/>
    <style:style style:name="Rubrik1Char" style:display-name="Rubrik 1 Char" style:family="text" style:parent-style-name="Standardstycketeckensnit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Rubrik" style:display-name="Rubrik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RubrikChar" style:display-name="Rubrik Char" style:family="text" style:parent-style-name="Standardstycketeckensnit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Rubrik2Char" style:display-name="Rubrik 2 Char" style:family="text" style:parent-style-name="Standardstycketeckensnit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Liststycke" style:display-name="Liststyck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getavstånd" style:display-name="Inget avstånd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footer>
        <text:p text:style-name="Normal">Hämtat från ki-aikido.se 2011-12-01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han Pettersson</meta:initial-creator>
    <dc:creator>Johan Pettersson</dc:creator>
    <meta:creation-date>2011-12-03T22:29:00Z</meta:creation-date>
    <dc:date>2011-12-04T08:24:00Z</dc:date>
    <meta:template xlink:href="Normal" xlink:type="simple"/>
    <meta:editing-cycles>4</meta:editing-cycles>
    <meta:editing-duration>PT600S</meta:editing-duration>
    <meta:document-statistic meta:page-count="1" meta:paragraph-count="1" meta:word-count="50" meta:character-count="318" meta:row-count="2" meta:non-whitespace-character-count="269"/>
  </office:meta>
</office:document-meta>
</file>